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automatic-styles>
    <style:style style:name="co6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3.9252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2.2819in"/>
    </style:style>
    <style:style style:name="co8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bold" style:font-size-asian="12pt" style:font-style-asian="normal" style:font-weight-asian="bold" style:font-name-complex="Palatino Linotype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1pt" fo:font-style="normal" fo:text-shadow="none" style:text-underline-style="none" fo:font-weight="bold" style:font-size-asian="11pt" style:font-style-asian="normal" style:font-weight-asian="bold" style:font-name-complex="Palatino Linotype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20" table:default-cell-style-name="Default"/>
        <table:table-column table:style-name="co6" table:number-columns-repeated="998" table:default-cell-style-name="Default"/>
        <table:table-row table:style-name="ro3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Leetcode Pbm Title</text:p>
          </table:table-cell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Time Complexity</text:p>
          </table:table-cell>
          <table:table-cell table:style-name="ce5" office:value-type="string" calcext:value-type="string">
            <text:p>Optimised Time Complexity</text:p>
          </table:table-cell>
          <table:table-cell table:style-name="ce8" office:value-type="string" calcext:value-type="string">
            <text:p>Technique Used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move Element</text:p>
          </table:table-cell>
          <table:table-cell table:style-name="ce2" office:value-type="string" calcext:value-type="string">
            <text:p>Easy</text:p>
          </table:table-cell>
          <table:table-cell table:style-name="ce6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5" office:value-type="string" calcext:value-type="string">
            <text:p>Linerar Traversing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rge sorted Array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oman to Integer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d the Index of a first occurrence of a string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alid Palindrom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alid parenthesi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nked List Cycl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ymmetric Tre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th Sum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verse Bit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mbing Stair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st Time to Buy and Sell Stock I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move Duplicates from Sorted array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st Time to Buy and Sell Stock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mp Game 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ump Game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as S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ntainer with Most wat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roup Anagram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ongest Consecutive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valuate Reverse Polish No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verse Linked List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move Nth node from the end of a linked list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RU Cach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onstruct Binary tree from Inorder and Post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owest Common Ancesto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inary Tree Level 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umber of Island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urse Schedul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mplement Tri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ord Search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ombination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onstruct Quad Tre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arch in a Rotated Sorted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Kth Largest in an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oin chang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ongest Increasing Sub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ouse Robb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ongest Palindromic Substring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dit Dista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est Time to buy and sell stock III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est Time to buy and sellstock IV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apping rain water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Median of Two Sorted array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erge K sorted Lists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 Queens 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inimum Window Substr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gg Dropp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Minimum Estimated Time</text:p>
          </table:table-cell>
          <table:table-cell table:style-name="ce4" office:value-type="string" calcext:value-type="string">
            <text:p>25 Days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Maximum Estimated Time</text:p>
          </table:table-cell>
          <table:table-cell table:style-name="ce4" office:value-type="string" calcext:value-type="string">
            <text:p>50 Day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Ideal Problem Solving </text:p>
          </table:table-cell>
          <table:table-cell table:style-name="ce4" office:value-type="string" calcext:value-type="string">
            <text:p>2 per day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Intense Problem solving </text:p>
          </table:table-cell>
          <table:table-cell table:style-name="ce4" office:value-type="string" calcext:value-type="string">
            <text:p>3 per day</text:p>
          </table:table-cell>
          <table:table-cell table:number-columns-repeated="1021"/>
        </table:table-row>
        <table:table-row table:style-name="ro3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12:46:12.363685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7:04:08</meta:creation-date>
    <meta:initial-creator>Dinesh AP_CSE_CIT</meta:initial-creator>
    <meta:generator>LibreOffice/24.8.5.2$Linux_X86_64 LibreOffice_project/27b361b745d0ea8f99bc93dfcb7a39098dfa5fff</meta:generator>
    <dc:date>2025-03-11T12:46:33.578999076</dc:date>
    <meta:editing-duration>PT21S</meta:editing-duration>
    <meta:editing-cycles>1</meta:editing-cycles>
    <meta:document-statistic meta:table-count="2" meta:cell-count="167" meta:object-count="0"/>
  </office:meta>
</office:document-meta>
</file>